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P363" style:parent-style-name="Normal" style:family="paragraph">
      <style:text-properties fo:language="en" fo:country="US"/>
    </style:style>
    <style:style style:name="P364" style:parent-style-name="Normal" style:family="paragraph">
      <style:text-properties fo:language="en" fo:country="US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P369" style:parent-style-name="Normal" style:family="paragraph">
      <style:text-properties fo:language="en" fo:country="US"/>
    </style:style>
    <style:style style:name="P370" style:parent-style-name="Normal" style:family="paragraph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P377" style:parent-style-name="Normal" style:family="paragraph">
      <style:text-properties fo:language="en" fo:country="US"/>
    </style:style>
    <style:style style:name="P378" style:parent-style-name="Normal" style:family="paragraph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P403" style:parent-style-name="Normal" style:family="paragraph">
      <style:text-properties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P409" style:parent-style-name="Normal" style:family="paragraph">
      <style:text-properties fo:language="en" fo:country="US"/>
    </style:style>
    <style:style style:name="P410" style:parent-style-name="Normal" style:family="paragraph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P413" style:parent-style-name="Normal" style:family="paragraph">
      <style:text-properties fo:language="en" fo:country="US"/>
    </style:style>
    <style:style style:name="P414" style:parent-style-name="Normal" style:family="paragraph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</office:automatic-styles>
  <office:body>
    <office:text text:use-soft-page-breaks="true">
      <text:p text:style-name="P1">RSA times record:</text:p>
      <text:p text:style-name="P2">Key size 1024:</text:p>
      <text:p text:style-name="P3">0.0101 seconds</text:p>
      <text:p text:style-name="P4">0.0127 seconds</text:p>
      <text:p text:style-name="P5">0.0127 seconds</text:p>
      <text:p text:style-name="P6">0.0096 seconds</text:p>
      <text:p text:style-name="P7">0.0098 seconds</text:p>
      <text:p text:style-name="P8">0.0116 seconds</text:p>
      <text:p text:style-name="P9">0.0095 seconds</text:p>
      <text:p text:style-name="P10">0.0096 seconds</text:p>
      <text:p text:style-name="P11">0.0095 seconds</text:p>
      <text:p text:style-name="P12">0.0108 seconds</text:p>
      <text:p text:style-name="P13"/>
      <text:p text:style-name="P14">Key size 2048:</text:p>
      <text:p text:style-name="P15">0.0182 seconds</text:p>
      <text:p text:style-name="P16">0.0480 seconds</text:p>
      <text:p text:style-name="P17">0.0183 seconds</text:p>
      <text:p text:style-name="P18">0.0436 seconds</text:p>
      <text:p text:style-name="P19">0.0224 seconds</text:p>
      <text:p text:style-name="P20">0.0470 seconds</text:p>
      <text:p text:style-name="P21">0.1019 seconds</text:p>
      <text:p text:style-name="P22">0.0587 seconds</text:p>
      <text:p text:style-name="P23">0.0397 seconds</text:p>
      <text:p text:style-name="P24">0.0125 seconds</text:p>
      <text:p text:style-name="P25"/>
      <text:p text:style-name="P26">Key size 3072:</text:p>
      <text:p text:style-name="P27">0.0813 seconds</text:p>
      <text:p text:style-name="P28">0.2014 seconds</text:p>
      <text:soft-page-break/>
      <text:p text:style-name="P29">0.0440 seconds</text:p>
      <text:p text:style-name="P30">0.0477 seconds</text:p>
      <text:p text:style-name="P31">0.1029 seconds</text:p>
      <text:p text:style-name="P32">0.1611 seconds</text:p>
      <text:p text:style-name="P33">0.0838 seconds</text:p>
      <text:p text:style-name="P34">0.0488 seconds</text:p>
      <text:p text:style-name="P35">0.1299 seconds</text:p>
      <text:p text:style-name="P36">0.2276 seconds</text:p>
      <text:p text:style-name="P37"/>
      <text:p text:style-name="Normal"><text:span text:style-name="T38">Key size<text:s/></text:span>7680<text:span text:style-name="T39">:</text:span></text:p>
      <text:p text:style-name="P40">2.8961 seconds</text:p>
      <text:p text:style-name="P41">8.5421 seconds</text:p>
      <text:p text:style-name="P42">2.3198 seconds</text:p>
      <text:p text:style-name="P43">2.7341 seconds</text:p>
      <text:p text:style-name="P44">2.2133 seconds</text:p>
      <text:p text:style-name="P45">3.0440 seconds</text:p>
      <text:p text:style-name="P46">1.2054 seconds</text:p>
      <text:p text:style-name="P47">2.9811 seconds</text:p>
      <text:p text:style-name="P48">4.1412 seconds</text:p>
      <text:p text:style-name="P49">1.3945 seconds</text:p>
      <text:p text:style-name="P50"/>
      <text:p text:style-name="Normal"><text:span text:style-name="T51">Key size<text:s/></text:span>15360<text:span text:style-name="T52">:</text:span></text:p>
      <text:p text:style-name="Normal">63.5074 seconds</text:p>
      <text:p text:style-name="Normal">39.3552 seconds</text:p>
      <text:p text:style-name="Normal">25.5915 seconds</text:p>
      <text:p text:style-name="Normal">108.9298 seconds</text:p>
      <text:p text:style-name="Normal">11.3021 seconds</text:p>
      <text:p text:style-name="Normal">14.5892 seconds</text:p>
      <text:soft-page-break/>
      <text:p text:style-name="Normal">51.3724 seconds</text:p>
      <text:p text:style-name="Normal">64.4273 seconds</text:p>
      <text:p text:style-name="Normal">19.7803 seconds</text:p>
      <text:p text:style-name="Normal">69.2912 seconds</text:p>
      <text:p text:style-name="P53">DSA times record:</text:p>
      <text:p text:style-name="P54">Key size 1024:</text:p>
      <text:p text:style-name="P55">0.0614 seconds</text:p>
      <text:p text:style-name="P56">0.0303 seconds</text:p>
      <text:p text:style-name="P57">0.0316 seconds</text:p>
      <text:p text:style-name="P58">0.0219 seconds</text:p>
      <text:p text:style-name="P59">0.0359 seconds</text:p>
      <text:p text:style-name="P60">0.0581 seconds</text:p>
      <text:p text:style-name="P61">0.0247 seconds</text:p>
      <text:p text:style-name="P62">0.0388 seconds</text:p>
      <text:p text:style-name="P63">0.0220 seconds</text:p>
      <text:p text:style-name="P64">0.0202 seconds</text:p>
      <text:p text:style-name="P65">Key size 2048:</text:p>
      <text:p text:style-name="P66">0.1645 seconds</text:p>
      <text:p text:style-name="P67">0.1345 seconds</text:p>
      <text:p text:style-name="P68">0.1142 seconds</text:p>
      <text:p text:style-name="P69">0.2167 seconds</text:p>
      <text:p text:style-name="P70">0.3209 seconds</text:p>
      <text:p text:style-name="P71">0.1722 seconds</text:p>
      <text:p text:style-name="P72">0.1985 seconds</text:p>
      <text:p text:style-name="P73">0.1452 seconds</text:p>
      <text:p text:style-name="P74">0.5333 seconds</text:p>
      <text:p text:style-name="P75">0.1220 seconds</text:p>
      <text:p text:style-name="Normal"><text:span text:style-name="T76">Key size<text:s/></text:span>3072<text:span text:style-name="T77">:</text:span></text:p>
      <text:soft-page-break/>
      <text:p text:style-name="P78">0.9818<text:s/>seconds</text:p>
      <text:p text:style-name="P79">3.0674 seconds</text:p>
      <text:p text:style-name="P80">0.8549 seconds</text:p>
      <text:p text:style-name="P81">2.9071 seconds</text:p>
      <text:p text:style-name="P82">2.6417 seconds</text:p>
      <text:p text:style-name="P83">1.6060 seconds</text:p>
      <text:p text:style-name="P84">0.9089 seconds</text:p>
      <text:p text:style-name="P85">3.5005 seconds</text:p>
      <text:p text:style-name="P86">1.0075 seconds</text:p>
      <text:p text:style-name="P87">0.7146 seconds</text:p>
      <text:p text:style-name="Normal"><text:span text:style-name="T88">Key size<text:s/></text:span>4096<text:span text:style-name="T89">:</text:span></text:p>
      <text:p text:style-name="Normal">15.9466 seconds</text:p>
      <text:p text:style-name="Normal">9.3123 seconds</text:p>
      <text:p text:style-name="Normal">14.5973 seconds</text:p>
      <text:p text:style-name="P90">10.4645 seconds</text:p>
      <text:p text:style-name="P91">3.9604 seconds</text:p>
      <text:p text:style-name="P92">4.9164<text:s/>seconds</text:p>
      <text:p text:style-name="P93">3.6623 seconds</text:p>
      <text:p text:style-name="P94">8.5032 seconds</text:p>
      <text:p text:style-name="P95">21.0888 seconds</text:p>
      <text:p text:style-name="P96">3.8705 seconds</text:p>
      <text:p text:style-name="P97">ECC times record:</text:p>
      <text:p text:style-name="Normal"><text:span text:style-name="T98">Key size 96bits (</text:span>SECP256R1<text:span text:style-name="T99">):</text:span></text:p>
      <text:p text:style-name="P100"><text:s/>0.0040 seconds</text:p>
      <text:p text:style-name="P101"><text:s/>0.0037 seconds</text:p>
      <text:p text:style-name="P102"><text:s/>0.0041 seconds</text:p>
      <text:p text:style-name="P103"><text:s/>0.0039 seconds</text:p>
      <text:p text:style-name="P104"><text:s/>0.0034 seconds</text:p>
      <text:soft-page-break/>
      <text:p text:style-name="P105"><text:s/>0.0040 seconds</text:p>
      <text:p text:style-name="P106"><text:s/>0.0039 seconds</text:p>
      <text:p text:style-name="P107"><text:s/>0.0039 seconds</text:p>
      <text:p text:style-name="P108"><text:s/>0.0041 seconds</text:p>
      <text:p text:style-name="P109"><text:s/>0.0039 seconds</text:p>
      <text:p text:style-name="Normal"><text:span text:style-name="T110">Key size 112bits (</text:span>SECP224R1<text:span text:style-name="T111">):</text:span></text:p>
      <text:p text:style-name="P112"><text:s/>0.0043 seconds</text:p>
      <text:p text:style-name="P113"><text:s/>0.0052 seconds</text:p>
      <text:p text:style-name="P114"><text:s/>0.0037 seconds</text:p>
      <text:p text:style-name="P115"><text:s/>0.0058 seconds</text:p>
      <text:p text:style-name="P116"><text:s/>0.0042 seconds</text:p>
      <text:p text:style-name="P117"><text:s/>0.0066 seconds</text:p>
      <text:p text:style-name="P118"><text:s/>0.0043 seconds</text:p>
      <text:p text:style-name="P119"><text:s/>0.0037 seconds</text:p>
      <text:p text:style-name="P120"><text:s/>0.0049 seconds</text:p>
      <text:p text:style-name="P121"><text:s/>0.0043 seconds</text:p>
      <text:p text:style-name="Normal"><text:span text:style-name="T122">Key size<text:s/></text:span>128<text:span text:style-name="T123">bits (</text:span>SECP256R1<text:span text:style-name="T124">):</text:span></text:p>
      <text:p text:style-name="P125"><text:s/>0.0067 seconds</text:p>
      <text:p text:style-name="P126"><text:s/>0.0051 seconds</text:p>
      <text:p text:style-name="P127"><text:s/>0.0091 seconds</text:p>
      <text:p text:style-name="P128"><text:s/>0.0052 seconds</text:p>
      <text:p text:style-name="P129"><text:s/>0.0041 seconds</text:p>
      <text:p text:style-name="P130"><text:s/>0.0050 seconds</text:p>
      <text:p text:style-name="P131"><text:s/>0.0051 seconds</text:p>
      <text:p text:style-name="P132"><text:s/>0.0031 seconds</text:p>
      <text:p text:style-name="P133"><text:s/>0.0058 seconds</text:p>
      <text:p text:style-name="P134"><text:s/>0.0046 seconds</text:p>
      <text:p text:style-name="Normal"><text:span text:style-name="T135">Key size<text:s/></text:span>192<text:span text:style-name="T136">bits (</text:span>SECP384R1<text:span text:style-name="T137">):</text:span></text:p>
      <text:soft-page-break/>
      <text:p text:style-name="P138"><text:s/>0.0066 seconds</text:p>
      <text:p text:style-name="P139"><text:s/>0.0062 seconds</text:p>
      <text:p text:style-name="P140"><text:s/>0.0066 seconds</text:p>
      <text:p text:style-name="P141"><text:s/>0.0056<text:s/>seconds</text:p>
      <text:p text:style-name="P142"><text:s/>0.0056 seconds</text:p>
      <text:p text:style-name="P143"><text:s/>0.0060 seconds</text:p>
      <text:p text:style-name="P144"><text:s/>0.0061 seconds</text:p>
      <text:p text:style-name="P145"><text:s/>0.0069 seconds</text:p>
      <text:p text:style-name="P146"><text:s/>0.0053 seconds</text:p>
      <text:p text:style-name="P147"><text:s/>0.0052 seconds</text:p>
      <text:p text:style-name="Normal"><text:span text:style-name="T148">Key size<text:s/></text:span>256<text:span text:style-name="T149">bits (</text:span>SECP521R1<text:span text:style-name="T150">):</text:span></text:p>
      <text:p text:style-name="P151"><text:s/>0.0069 seconds</text:p>
      <text:p text:style-name="P152"><text:s/>0.0127 seconds</text:p>
      <text:p text:style-name="P153"><text:s/>0.0081 seconds</text:p>
      <text:p text:style-name="P154"><text:s/>0.0072 seconds</text:p>
      <text:p text:style-name="P155"><text:s/>0.0079 seconds</text:p>
      <text:p text:style-name="P156"><text:s/>0.0088 seconds</text:p>
      <text:p text:style-name="P157"><text:s/>0.0075 seconds</text:p>
      <text:p text:style-name="P158"><text:s/>0.0080 seconds</text:p>
      <text:p text:style-name="P159"><text:s/>0.0077 seconds</text:p>
      <text:p text:style-name="P160"><text:s/>0.0088 seconds</text:p>
      <text:p text:style-name="P161">Repetitions:<text:s/></text:p>
      <text:p text:style-name="P162"/>
      <text:p text:style-name="P163">Evaluating RSA Encryption Performance:</text:p>
      <text:p text:style-name="P164">Key Size 1024 bits: Average time 0.0064 seconds</text:p>
      <text:p text:style-name="P165">Key Size 2048 bits: Average time 0.0040 seconds</text:p>
      <text:p text:style-name="P166">Key Size 3072 bits: Average time 0.0039 seconds</text:p>
      <text:p text:style-name="P167">Key Size 7680<text:s/>bits: Average time 0.0061 seconds</text:p>
      <text:soft-page-break/>
      <text:p text:style-name="P168">Key Size 15360 bits: Average time 0.0115 seconds</text:p>
      <text:p text:style-name="P169"/>
      <text:p text:style-name="P170">Evaluating RSA Decryption Performance:</text:p>
      <text:p text:style-name="P171">Key Size 1024 bits: Average time 0.0357 seconds</text:p>
      <text:p text:style-name="P172">Key Size 2048 bits: Average time 0.0726 seconds</text:p>
      <text:p text:style-name="P173">Key Size 3072 bits: Average time 0.1270 seconds</text:p>
      <text:p text:style-name="P174">Key Size 7680 bits: Average time 0.9158 seconds</text:p>
      <text:p text:style-name="P175">Key Size 15360 bits: Average time 2.4022 seconds</text:p>
      <text:p text:style-name="P176"/>
      <text:p text:style-name="P177">Evaluating Signature Verification Performance:</text:p>
      <text:p text:style-name="P178">RSA: Verified in 0.0002 seconds</text:p>
      <text:p text:style-name="P179">DSA (1024 bits): Verified in 0.0003 seconds</text:p>
      <text:p text:style-name="P180">DSA (2048 bits): Verified in 0.0009 seconds</text:p>
      <text:p text:style-name="P181">DSA (3072 bits): Verified in 0.0015 seconds</text:p>
      <text:p text:style-name="P182">DSA (4096 bits): Verified in 0.0033 seconds</text:p>
      <text:p text:style-name="P183">ECC (secp192r1): Verified in 0.0009 seconds</text:p>
      <text:p text:style-name="P184">ECC (secp224r1): Verified in 0.0008 seconds</text:p>
      <text:p text:style-name="P185">ECC (secp256r1): Verified in 0.0002 seconds</text:p>
      <text:p text:style-name="P186">ECC (secp384r1): Verified in 0.0016 seconds</text:p>
      <text:p text:style-name="P187">ECC (secp521r1): Verified in 0.0038 seconds</text:p>
      <text:p text:style-name="P188"/>
      <text:p text:style-name="P189">Evaluating RSA Encryption Performance:</text:p>
      <text:p text:style-name="P190">Key Size 1024 bits: Average time 0.0023 seconds</text:p>
      <text:p text:style-name="P191">Key Size 2048 bits: Average time 0.0013 seconds</text:p>
      <text:p text:style-name="P192">Key Size 3072 bits: Average time 0.0014<text:s/>seconds</text:p>
      <text:p text:style-name="P193">Key Size 7680 bits: Average time 0.0023 seconds</text:p>
      <text:p text:style-name="P194">Key Size 15360 bits: Average time 0.0044 seconds</text:p>
      <text:p text:style-name="P195"/>
      <text:soft-page-break/>
      <text:p text:style-name="P196">Evaluating RSA Decryption Performance:</text:p>
      <text:p text:style-name="P197">Key Size 1024 bits: Average time 0.0140 seconds</text:p>
      <text:p text:style-name="P198">Key Size 2048 bits: Average time 0.0275 seconds</text:p>
      <text:p text:style-name="P199">Key Size 3072 bits: Average time 0.0500 seconds</text:p>
      <text:p text:style-name="P200">Key Size 7680 bits: Average time 0.3658 seconds</text:p>
      <text:p text:style-name="P201">Key Size 15360 bits: Average time 0.9619 seconds</text:p>
      <text:p text:style-name="P202"/>
      <text:p text:style-name="P203">Evaluating Signature Verification Performance:</text:p>
      <text:p text:style-name="P204">RSA: Verified in 0.0001 seconds</text:p>
      <text:p text:style-name="P205">DSA (1024 bits): Verified in 0.0001 seconds</text:p>
      <text:p text:style-name="P206">DSA (2048 bits): Verified in 0.0003 seconds</text:p>
      <text:p text:style-name="P207">DSA (3072 bits): Verified in 0.0006 seconds</text:p>
      <text:p text:style-name="P208">DSA (4096 bits): Verified in 0.0011 seconds</text:p>
      <text:p text:style-name="P209">ECC (secp192r1): Verified in 0.0003 seconds</text:p>
      <text:p text:style-name="P210">ECC (secp224r1): Verified in 0.0004 seconds</text:p>
      <text:p text:style-name="P211">ECC (secp256r1): Verified in 0.0001 seconds</text:p>
      <text:p text:style-name="P212">ECC (secp384r1): Verified in 0.0008 seconds</text:p>
      <text:p text:style-name="P213">ECC (secp521r1): Verified in 0.0014 seconds</text:p>
      <text:p text:style-name="P214"/>
      <text:p text:style-name="P215">Evaluating RSA Encryption Performance:</text:p>
      <text:p text:style-name="P216">Key Size 1024 bits: Average time 0.0023 seconds</text:p>
      <text:p text:style-name="P217">Key Size 2048 bits: Average time 0.0013 seconds</text:p>
      <text:p text:style-name="P218">Key Size 3072 bits: Average time 0.0014 seconds</text:p>
      <text:p text:style-name="P219">Key Size 7680 bits: Average time 0.0023 seconds</text:p>
      <text:p text:style-name="P220">Key Size 15360 bits: Average time 0.0044 seconds</text:p>
      <text:p text:style-name="P221"/>
      <text:p text:style-name="P222">Evaluating RSA Decryption Performance:</text:p>
      <text:p text:style-name="P223">Key Size 1024 bits: Average time 0.0142 seconds</text:p>
      <text:soft-page-break/>
      <text:p text:style-name="P224">Key Size 2048 bits: Average time 0.0282<text:s/>seconds</text:p>
      <text:p text:style-name="P225">Key Size 3072 bits: Average time 0.0508 seconds</text:p>
      <text:p text:style-name="P226">Key Size 7680 bits: Average time 0.3644 seconds</text:p>
      <text:p text:style-name="P227">Key Size 15360 bits: Average time 0.9666 seconds</text:p>
      <text:p text:style-name="P228"/>
      <text:p text:style-name="P229">Evaluating Signature Verification Performance:</text:p>
      <text:p text:style-name="P230">RSA: Verified in 0.0001 seconds</text:p>
      <text:p text:style-name="P231">DSA (1024 bits): Verified in 0.0001 seconds</text:p>
      <text:p text:style-name="P232">DSA (2048 bits): Verified in 0.0004 seconds</text:p>
      <text:p text:style-name="P233">DSA (3072 bits): Verified in 0.0006 seconds</text:p>
      <text:p text:style-name="P234">DSA (4096 bits): Verified in 0.0011 seconds</text:p>
      <text:p text:style-name="P235">ECC (secp192r1): Verified in 0.0003 seconds</text:p>
      <text:p text:style-name="P236">ECC (secp224r1): Verified in 0.0003 seconds</text:p>
      <text:p text:style-name="P237">ECC (secp256r1): Verified in 0.0001 seconds</text:p>
      <text:p text:style-name="P238">ECC (secp384r1): Verified in 0.0007 seconds</text:p>
      <text:p text:style-name="P239">ECC (secp521r1): Verified in 0.0014 seconds</text:p>
      <text:p text:style-name="P240"/>
      <text:p text:style-name="P241">Evaluating RSA Encryption Performance:</text:p>
      <text:p text:style-name="P242">Key Size 1024 bits: Average time 0.0023 seconds</text:p>
      <text:p text:style-name="P243">Key Size 2048 bits: Average time 0.0013 seconds</text:p>
      <text:p text:style-name="P244">Key Size 3072 bits: Average time 0.0014 seconds</text:p>
      <text:p text:style-name="P245">Key Size 7680 bits: Average time 0.0023 seconds</text:p>
      <text:p text:style-name="P246">Key Size 15360 bits: Average time 0.0044 seconds</text:p>
      <text:p text:style-name="P247"/>
      <text:p text:style-name="P248">Evaluating RSA Decryption Performance:</text:p>
      <text:p text:style-name="P249">Key Size 1024 bits: Average time 0.0142 seconds</text:p>
      <text:p text:style-name="P250">Key Size 2048 bits:<text:s/>Average time 0.0282 seconds</text:p>
      <text:p text:style-name="P251">Key Size 3072 bits: Average time 0.0508 seconds</text:p>
      <text:soft-page-break/>
      <text:p text:style-name="P252">Key Size 7680 bits: Average time 0.3644 seconds</text:p>
      <text:p text:style-name="P253">Key Size 15360 bits: Average time 0.9666 seconds</text:p>
      <text:p text:style-name="P254"/>
      <text:p text:style-name="P255">Evaluating Signature Verification Performance:</text:p>
      <text:p text:style-name="P256">RSA: Verified in 0.0001 seconds</text:p>
      <text:p text:style-name="P257">DSA (1024 bits): Verified in 0.0001 seconds</text:p>
      <text:p text:style-name="P258">DSA (2048 bits): Verified in 0.0004 seconds</text:p>
      <text:p text:style-name="P259">DSA (3072 bits): Verified in 0.0006 seconds</text:p>
      <text:p text:style-name="P260">DSA (4096 bits): Verified in 0.0011 seconds</text:p>
      <text:p text:style-name="P261">ECC (secp192r1): Verified in 0.0003 seconds</text:p>
      <text:p text:style-name="P262">ECC (secp224r1): Verified in 0.0003 seconds</text:p>
      <text:p text:style-name="P263">ECC (secp256r1): Verified in 0.0001 seconds</text:p>
      <text:p text:style-name="P264">ECC (secp384r1): Verified in 0.0007 seconds</text:p>
      <text:p text:style-name="P265">ECC (secp521r1): Verified in 0.0014 seconds</text:p>
      <text:p text:style-name="P266"/>
      <text:p text:style-name="P267">Evaluating RSA Encryption Performance:</text:p>
      <text:p text:style-name="P268">Key Size 1024 bits: Average time 0.0026 seconds</text:p>
      <text:p text:style-name="P269">Key Size 2048 bits: Average time 0.0014 seconds</text:p>
      <text:p text:style-name="P270">Key Size 3072 bits: Average time 0.0014 seconds</text:p>
      <text:p text:style-name="P271">Key Size 7680 bits: Average time 0.0028 seconds</text:p>
      <text:p text:style-name="P272">Key Size 15360 bits: Average time 0.0049 seconds</text:p>
      <text:p text:style-name="P273"/>
      <text:p text:style-name="P274">Evaluating RSA Decryption Performance:</text:p>
      <text:p text:style-name="P275">Key Size 1024 bits: Average time 0.0155 seconds</text:p>
      <text:p text:style-name="P276">Key Size 2048 bits: Average time 0.0309 seconds</text:p>
      <text:p text:style-name="P277">Key Size 3072 bits: Average time 0.0543 seconds</text:p>
      <text:p text:style-name="P278">Key Size 7680 bits: Average time 0.3940 seconds</text:p>
      <text:p text:style-name="P279">Key Size 15360 bits: Average time 1.0172 seconds</text:p>
      <text:p text:style-name="P280"/>
      <text:p text:style-name="P281">Evaluating Signature Verification Performance:</text:p>
      <text:p text:style-name="P282">RSA: Verified in<text:s/>0.0001 seconds</text:p>
      <text:p text:style-name="P283">DSA (1024 bits): Verified in 0.0001 seconds</text:p>
      <text:p text:style-name="P284">DSA (2048 bits): Verified in 0.0003 seconds</text:p>
      <text:p text:style-name="P285">DSA (3072 bits): Verified in 0.0006 seconds</text:p>
      <text:p text:style-name="P286">DSA (4096 bits): Verified in 0.0012 seconds</text:p>
      <text:p text:style-name="P287">ECC (secp192r1): Verified in 0.0005 seconds</text:p>
      <text:p text:style-name="P288">ECC (secp224r1): Verified in 0.0005 seconds</text:p>
      <text:p text:style-name="P289">ECC (secp256r1): Verified in 0.0001 seconds</text:p>
      <text:p text:style-name="P290">ECC (secp384r1): Verified in 0.0008 seconds</text:p>
      <text:p text:style-name="P291">ECC (secp521r1): Verified in 0.0015 seconds</text:p>
      <text:p text:style-name="P292"/>
      <text:p text:style-name="P293">Evaluating RSA Encryption Performance:</text:p>
      <text:p text:style-name="P294">Key Size 1024 bits: Average time 0.0023 seconds</text:p>
      <text:p text:style-name="P295">Key Size 2048 bits: Average time 0.0013 seconds</text:p>
      <text:p text:style-name="P296">Key Size 3072 bits: Average time 0.0014 seconds</text:p>
      <text:p text:style-name="P297">Key Size 7680 bits: Average time 0.0024 seconds</text:p>
      <text:p text:style-name="P298">Key Size 15360 bits: Average time 0.0046 seconds</text:p>
      <text:p text:style-name="P299"/>
      <text:p text:style-name="P300">Evaluating RSA Decryption Performance:</text:p>
      <text:p text:style-name="P301">Key Size 1024 bits: Average time 0.0146 seconds</text:p>
      <text:p text:style-name="P302">Key Size 2048 bits: Average time 0.0294 seconds</text:p>
      <text:p text:style-name="P303">Key Size 3072 bits: Average time 0.0534 seconds</text:p>
      <text:p text:style-name="P304">Key Size 7680 bits: Average time 0.3807 seconds</text:p>
      <text:p text:style-name="P305">Key Size 15360 bits: Average time 1.0290 seconds</text:p>
      <text:p text:style-name="P306"/>
      <text:p text:style-name="P307">Evaluating Signature Verification<text:s/>Performance:</text:p>
      <text:soft-page-break/>
      <text:p text:style-name="P308">RSA: Verified in 0.0001 seconds</text:p>
      <text:p text:style-name="P309">DSA (1024 bits): Verified in 0.0001 seconds</text:p>
      <text:p text:style-name="P310">DSA (2048 bits): Verified in 0.0003 seconds</text:p>
      <text:p text:style-name="P311">DSA (3072 bits): Verified in 0.0007 seconds</text:p>
      <text:p text:style-name="P312">DSA (4096 bits): Verified in 0.0011 seconds</text:p>
      <text:p text:style-name="P313">ECC (secp192r1): Verified in 0.0003 seconds</text:p>
      <text:p text:style-name="P314">ECC (secp224r1): Verified in 0.0004 seconds</text:p>
      <text:p text:style-name="P315">ECC (secp256r1): Verified in 0.0001 seconds</text:p>
      <text:p text:style-name="P316">ECC (secp384r1): Verified in 0.0007 seconds</text:p>
      <text:p text:style-name="P317">ECC (secp521r1): Verified in 0.0015 seconds</text:p>
      <text:p text:style-name="P318"/>
      <text:p text:style-name="P319">Evaluating RSA Encryption Performance:</text:p>
      <text:p text:style-name="P320">Key Size 1024 bits: Average time 0.0023 seconds</text:p>
      <text:p text:style-name="P321">Key Size 2048 bits: Average time 0.0013 seconds</text:p>
      <text:p text:style-name="P322">Key Size 3072 bits: Average time 0.0014 seconds</text:p>
      <text:p text:style-name="P323">Key Size 7680 bits: Average time 0.0024 seconds</text:p>
      <text:p text:style-name="P324">Key Size 15360 bits: Average time 0.0045 seconds</text:p>
      <text:p text:style-name="P325"/>
      <text:p text:style-name="P326">Evaluating RSA Decryption Performance:</text:p>
      <text:p text:style-name="P327">Key Size 1024 bits: Average time 0.0143 seconds</text:p>
      <text:p text:style-name="P328">Key Size 2048 bits: Average time 0.0285 seconds</text:p>
      <text:p text:style-name="P329">Key Size 3072 bits: Average time 0.0513 seconds</text:p>
      <text:p text:style-name="P330">Key Size 7680 bits: Average time 0.3668 seconds</text:p>
      <text:p text:style-name="P331">Key Size 15360 bits: Average time 0.9790 seconds</text:p>
      <text:p text:style-name="P332"/>
      <text:p text:style-name="P333">Evaluating<text:s/>Signature Verification Performance:</text:p>
      <text:p text:style-name="P334">RSA: Verified in 0.0001 seconds</text:p>
      <text:p text:style-name="P335">DSA (1024 bits): Verified in 0.0001 seconds</text:p>
      <text:soft-page-break/>
      <text:p text:style-name="P336">DSA (2048 bits): Verified in 0.0003 seconds</text:p>
      <text:p text:style-name="P337">DSA (3072 bits): Verified in 0.0006 seconds</text:p>
      <text:p text:style-name="P338">DSA (4096 bits): Verified in 0.0011 seconds</text:p>
      <text:p text:style-name="P339">ECC<text:s/>(secp192r1): Verified in 0.0003 seconds</text:p>
      <text:p text:style-name="P340">ECC (secp224r1): Verified in 0.0004 seconds</text:p>
      <text:p text:style-name="P341">ECC (secp256r1): Verified in 0.0001 seconds</text:p>
      <text:p text:style-name="P342">ECC (secp384r1): Verified in 0.0007 seconds</text:p>
      <text:p text:style-name="P343">ECC (secp521r1): Verified in 0.0015 seconds</text:p>
      <text:p text:style-name="P344">Evaluating RSA Encryption Performance:</text:p>
      <text:p text:style-name="P345">Key Size 1024 bits: Average time 0.0025 seconds</text:p>
      <text:p text:style-name="P346">Key Size 2048 bits: Average time 0.0016 seconds</text:p>
      <text:p text:style-name="P347">Key Size 3072 bits: Average time 0.0015 seconds</text:p>
      <text:p text:style-name="P348">Key Size 7680 bits: Average time 0.0026 seconds</text:p>
      <text:p text:style-name="P349">Key Size 15360 bits: Average time 0.0047 seconds</text:p>
      <text:p text:style-name="P350"/>
      <text:p text:style-name="P351">Evaluating RSA Decryption Performance:</text:p>
      <text:p text:style-name="P352">Key Size 1024 bits: Average time 0.0148 seconds</text:p>
      <text:p text:style-name="P353">Key Size 2048 bits: Average time 0.0291 seconds</text:p>
      <text:p text:style-name="P354">Key Size 3072 bits: Average time 0.0553 seconds</text:p>
      <text:p text:style-name="P355">Key Size 7680 bits: Average time 0.3840 seconds</text:p>
      <text:p text:style-name="P356">Key Size 15360 bits: Average time 1.0201 seconds</text:p>
      <text:p text:style-name="P357"/>
      <text:p text:style-name="P358">Evaluating Signature Verification Performance:</text:p>
      <text:p text:style-name="P359">RSA: Verified in 0.0001 seconds</text:p>
      <text:p text:style-name="P360">DSA (1024 bits): Verified in 0.0001 seconds</text:p>
      <text:p text:style-name="P361">DSA (2048 bits): Verified in 0.0003 seconds</text:p>
      <text:p text:style-name="P362">DSA (3072 bits): Verified in 0.0007 seconds</text:p>
      <text:p text:style-name="P363">DSA (4096 bits): Verified in 0.0011 seconds</text:p>
      <text:soft-page-break/>
      <text:p text:style-name="P364">ECC (secp192r1): Verified in 0.0003 seconds</text:p>
      <text:p text:style-name="P365">ECC (secp224r1): Verified in 0.0004 seconds</text:p>
      <text:p text:style-name="P366">ECC (secp256r1): Verified in 0.0001 seconds</text:p>
      <text:p text:style-name="P367">ECC (secp384r1): Verified in 0.0009 seconds</text:p>
      <text:p text:style-name="P368">ECC (secp521r1): Verified in 0.0015 seconds</text:p>
      <text:p text:style-name="P369"/>
      <text:p text:style-name="P370">Evaluating RSA<text:s/>Encryption Performance:</text:p>
      <text:p text:style-name="P371">Key Size 1024 bits: Average time 0.0025 seconds</text:p>
      <text:p text:style-name="P372">Key Size 2048 bits: Average time 0.0014 seconds</text:p>
      <text:p text:style-name="P373">Key Size 3072 bits: Average time 0.0014 seconds</text:p>
      <text:p text:style-name="P374">Key Size 7680 bits: Average time 0.0024 seconds</text:p>
      <text:p text:style-name="P375">Key Size 15360 bits: Average time 0.0045 seconds</text:p>
      <text:p text:style-name="P376"/>
      <text:p text:style-name="P377">Evaluating RSA Decryption Performance:</text:p>
      <text:p text:style-name="P378">Key Size 1024 bits: Average time 0.0146 seconds</text:p>
      <text:p text:style-name="P379">Key Size 2048 bits: Average time 0.0282 seconds</text:p>
      <text:p text:style-name="P380">Key Size 3072 bits: Average time 0.0515 seconds</text:p>
      <text:p text:style-name="P381">Key Size 7680 bits: Average time 0.3701 seconds</text:p>
      <text:p text:style-name="P382">Key Size 15360 bits: Average time 0.9768 seconds</text:p>
      <text:p text:style-name="P383"/>
      <text:p text:style-name="P384">Evaluating Signature Verification Performance:</text:p>
      <text:p text:style-name="P385">RSA: Verified in 0.0001 seconds</text:p>
      <text:p text:style-name="P386">DSA (1024 bits): Verified in 0.0001 seconds</text:p>
      <text:p text:style-name="P387">DSA (2048 bits): Verified in 0.0003 seconds</text:p>
      <text:p text:style-name="P388">DSA (3072 bits): Verified in 0.0008 seconds</text:p>
      <text:p text:style-name="P389">DSA<text:s/>(4096 bits): Verified in 0.0011 seconds</text:p>
      <text:p text:style-name="P390">ECC (secp192r1): Verified in 0.0003 seconds</text:p>
      <text:p text:style-name="P391">ECC (secp224r1): Verified in 0.0004 seconds</text:p>
      <text:soft-page-break/>
      <text:p text:style-name="P392">ECC (secp256r1): Verified in 0.0001 seconds</text:p>
      <text:p text:style-name="P393">ECC (secp384r1): Verified in 0.0008 seconds</text:p>
      <text:p text:style-name="P394">ECC (secp521r1): Verified in<text:s/>0.0015 seconds</text:p>
      <text:p text:style-name="P395"/>
      <text:p text:style-name="P396"/>
      <text:p text:style-name="P397">Evaluating RSA Encryption Performance:</text:p>
      <text:p text:style-name="P398">Key Size 1024 bits: Average time 0.0026 seconds</text:p>
      <text:p text:style-name="P399">Key Size 2048 bits: Average time 0.0014 seconds</text:p>
      <text:p text:style-name="P400">Key Size 3072 bits: Average time 0.0015 seconds</text:p>
      <text:p text:style-name="P401">Key Size 7680 bits: Average time 0.0025 seconds</text:p>
      <text:p text:style-name="P402">Key Size 15360 bits: Average time 0.0047 seconds</text:p>
      <text:p text:style-name="P403"/>
      <text:p text:style-name="P404">Evaluating RSA Decryption Performance:</text:p>
      <text:p text:style-name="P405">Key Size 1024 bits: Average time 0.0158 seconds</text:p>
      <text:p text:style-name="P406">Key Size 2048 bits: Average time 0.0293 seconds</text:p>
      <text:p text:style-name="P407">Key Size 3072 bits: Average time 0.0534 seconds</text:p>
      <text:p text:style-name="P408">Key Size 7680 bits: Average time 0.3838 seconds</text:p>
      <text:p text:style-name="P409">Key Size 15360 bits: Average time 1.0359 seconds</text:p>
      <text:p text:style-name="P410"/>
      <text:p text:style-name="P411">Evaluating Signature Verification Performance:</text:p>
      <text:p text:style-name="P412">RSA: Verified in 0.0001 seconds</text:p>
      <text:p text:style-name="P413">DSA (1024 bits): Verified in 0.0001 seconds</text:p>
      <text:p text:style-name="P414">DSA (2048 bits): Verified in 0.0005 seconds</text:p>
      <text:p text:style-name="P415">DSA (3072 bits): Verified in 0.0007 seconds</text:p>
      <text:p text:style-name="P416">DSA (4096 bits): Verified in 0.0012 seconds</text:p>
      <text:p text:style-name="P417">ECC (secp192r1): Verified in 0.0004 seconds</text:p>
      <text:p text:style-name="P418">ECC (secp224r1): Verified in 0.0004 seconds</text:p>
      <text:p text:style-name="P419">ECC (secp256r1): Verified in 0.0001 seconds</text:p>
      <text:soft-page-break/>
      <text:p text:style-name="P420">ECC (secp384r1): Verified in 0.0007 seconds</text:p>
      <text:p text:style-name="P421">ECC (secp521r1): Verified in 0.0015 seconds</text:p>
      <text:p text:style-name="Normal"/>
      <text:p text:style-name="Normal">RSA 1024-bit verification in 0.0001 seconds</text:p>
      <text:p text:style-name="Normal">RSA 2048-bit verification in 0.0002 seconds</text:p>
      <text:p text:style-name="Normal">RSA 3072-bit verification in 0.0002 seconds</text:p>
      <text:p text:style-name="Normal">RSA 7680-bit verification in 0.0007 seconds</text:p>
      <text:p text:style-name="Normal">RSA 15360-bit verification in 0.0027 seconds</text:p>
      <text:p text:style-name="Normal"/>
      <text:p text:style-name="Normal">Summary of RSA Verification:</text:p>
      <text:p text:style-name="Normal">RSA 1024-bit Verification: 0.0001 seconds</text:p>
      <text:p text:style-name="Normal">RSA 2048-bit Verification: 0.0002 seconds</text:p>
      <text:p text:style-name="Normal">RSA 3072-bit Verification: 0.0002 seconds</text:p>
      <text:p text:style-name="Normal">RSA 7680-bit Verification: 0.0007 seconds</text:p>
      <text:p text:style-name="Normal">RSA 15360-bit Verification: 0.0027 seconds</text:p>
      <text:p text:style-name="Normal"/>
      <text:p text:style-name="Normal">RSA 1024-bit signing in 0.0018 seconds</text:p>
      <text:p text:style-name="Normal">RSA 2048-bit signing in 0.0027 seconds</text:p>
      <text:p text:style-name="Normal">RSA 3072-bit signing in 0.0053 seconds</text:p>
      <text:p text:style-name="Normal">RSA 7680-bit signing in 0.0809 seconds</text:p>
      <text:p text:style-name="Normal">RSA 15360-bit signing in 0.4248 seconds</text:p>
      <text:p text:style-name="Normal"/>
      <text:p text:style-name="Normal">Summary of RSA Signing:</text:p>
      <text:p text:style-name="Normal">RSA 1024-bit Signing: 0.0018 seconds</text:p>
      <text:p text:style-name="Normal">RSA 2048-bit Signing: 0.0027 seconds</text:p>
      <text:p text:style-name="Normal">RSA 3072-bit Signing: 0.0053 seconds</text:p>
      <text:p text:style-name="Normal">RSA 7680-bit Signing: 0.0809 seconds</text:p>
      <text:p text:style-name="Normal">RSA 15360-bit Signing: 0.4248 seconds</text:p>
      <text:p text:style-name="Normal"/>
      <text:p text:style-name="Normal">RSA 1024-bit signing in 0.0022 seconds</text:p>
      <text:p text:style-name="Normal">RSA 2048-bit signing in 0.0028 seconds</text:p>
      <text:p text:style-name="Normal">RSA 3072-bit signing in 0.0057 seconds</text:p>
      <text:p text:style-name="Normal">RSA 7680-bit signing in 0.0811 seconds</text:p>
      <text:p text:style-name="Normal">RSA 15360-bit signing in 0.4781 seconds</text:p>
      <text:p text:style-name="Normal"/>
      <text:p text:style-name="Normal">Summary of RSA Signing:</text:p>
      <text:p text:style-name="Normal">RSA 1024-bit Signing: 0.0022 seconds</text:p>
      <text:p text:style-name="Normal">RSA 2048-bit Signing: 0.0028 seconds</text:p>
      <text:p text:style-name="Normal">RSA 3072-bit Signing: 0.0057 seconds</text:p>
      <text:p text:style-name="Normal">RSA 7680-bit Signing: 0.0811 seconds</text:p>
      <text:p text:style-name="Normal">RSA 15360-bit Signing: 0.4781 seconds</text:p>
      <text:p text:style-name="Normal"/>
      <text:p text:style-name="Normal">RSA 1024-bit signing in 0.0020 seconds</text:p>
      <text:p text:style-name="Normal">RSA 2048-bit signing in 0.0024 seconds</text:p>
      <text:p text:style-name="Normal">RSA 3072-bit signing in 0.0059 seconds</text:p>
      <text:p text:style-name="Normal">RSA 7680-bit signing in 0.0823 seconds</text:p>
      <text:p text:style-name="Normal">RSA 15360-bit signing in 0.4233 seconds</text:p>
      <text:p text:style-name="Normal"/>
      <text:p text:style-name="Normal">Summary of RSA Signing:</text:p>
      <text:p text:style-name="Normal">RSA 1024-bit Signing: 0.0020 seconds</text:p>
      <text:p text:style-name="Normal">RSA 2048-bit Signing: 0.0024 seconds</text:p>
      <text:p text:style-name="Normal">RSA 3072-bit Signing: 0.0059 seconds</text:p>
      <text:p text:style-name="Normal">RSA 7680-bit Signing: 0.0823 seconds</text:p>
      <text:p text:style-name="Normal">RSA 15360-bit Signing: 0.4233 seconds</text:p>
      <text:p text:style-name="Normal"/>
      <text:p text:style-name="Normal">RSA 1024-bit signing in 0.0012 seconds</text:p>
      <text:soft-page-break/>
      <text:p text:style-name="Normal">RSA 2048-bit signing in 0.0010 seconds</text:p>
      <text:p text:style-name="Normal">RSA 3072-bit signing in 0.0023 seconds</text:p>
      <text:p text:style-name="Normal">RSA 7680-bit signing in 0.0335 seconds</text:p>
      <text:p text:style-name="Normal">RSA 15360-bit signing in 0.1744 seconds</text:p>
      <text:p text:style-name="Normal"/>
      <text:p text:style-name="Normal">Summary of RSA Signing:</text:p>
      <text:p text:style-name="Normal">RSA 1024-bit Signing: 0.0012 seconds</text:p>
      <text:p text:style-name="Normal">RSA 2048-bit Signing: 0.0010 seconds</text:p>
      <text:p text:style-name="Normal">RSA 3072-bit Signing: 0.0023 seconds</text:p>
      <text:p text:style-name="Normal">RSA 7680-bit Signing: 0.0335 seconds</text:p>
      <text:p text:style-name="Normal">RSA 15360-bit Signing: 0.1744 seconds</text:p>
      <text:p text:style-name="Normal"/>
      <text:p text:style-name="Normal">RSA 1024-bit signing in 0.0010 seconds</text:p>
      <text:p text:style-name="Normal">RSA 2048-bit signing in 0.0009 seconds</text:p>
      <text:p text:style-name="Normal">RSA 3072-bit signing in 0.0024 seconds</text:p>
      <text:p text:style-name="Normal">RSA 7680-bit signing in 0.0338 seconds</text:p>
      <text:p text:style-name="Normal">RSA 15360-bit signing in 0.1898 seconds</text:p>
      <text:p text:style-name="Normal"/>
      <text:p text:style-name="Normal">Summary of RSA Signing:</text:p>
      <text:p text:style-name="Normal">RSA 1024-bit Signing: 0.0010 seconds</text:p>
      <text:p text:style-name="Normal">RSA 2048-bit Signing: 0.0009 seconds</text:p>
      <text:p text:style-name="Normal">RSA 3072-bit Signing: 0.0024 seconds</text:p>
      <text:p text:style-name="Normal">RSA 7680-bit Signing: 0.0338 seconds</text:p>
      <text:p text:style-name="Normal">RSA 15360-bit Signing: 0.1898 seconds</text:p>
      <text:p text:style-name="Normal"/>
      <text:p text:style-name="Normal">RSA 1024-bit signing in 0.0009 seconds</text:p>
      <text:p text:style-name="Normal">RSA 2048-bit signing in 0.0010 seconds</text:p>
      <text:p text:style-name="Normal">RSA 3072-bit signing in 0.0029 seconds</text:p>
      <text:soft-page-break/>
      <text:p text:style-name="Normal">RSA 7680-bit signing in 0.0338 seconds</text:p>
      <text:p text:style-name="Normal">RSA 15360-bit signing in 0.1747 seconds</text:p>
      <text:p text:style-name="Normal"/>
      <text:p text:style-name="Normal">Summary of RSA Signing:</text:p>
      <text:p text:style-name="Normal">RSA 1024-bit Signing: 0.0009 seconds</text:p>
      <text:p text:style-name="Normal">RSA 2048-bit Signing: 0.0010 seconds</text:p>
      <text:p text:style-name="Normal">RSA 3072-bit Signing: 0.0029 seconds</text:p>
      <text:p text:style-name="Normal">RSA 7680-bit Signing: 0.0338 seconds</text:p>
      <text:p text:style-name="Normal">RSA 15360-bit Signing: 0.1747 seconds</text:p>
      <text:p text:style-name="Normal"/>
      <text:p text:style-name="Normal">RSA 1024-bit signing in 0.0008 seconds</text:p>
      <text:p text:style-name="Normal">RSA 2048-bit signing in 0.0009 seconds</text:p>
      <text:p text:style-name="Normal">RSA 3072-bit signing in 0.0023 seconds</text:p>
      <text:p text:style-name="Normal">RSA 7680-bit signing in 0.0338 seconds</text:p>
      <text:p text:style-name="Normal">RSA 15360-bit signing in 0.1852 seconds</text:p>
      <text:p text:style-name="Normal"/>
      <text:p text:style-name="Normal">Summary of RSA Signing:</text:p>
      <text:p text:style-name="Normal">RSA 1024-bit Signing: 0.0008 seconds</text:p>
      <text:p text:style-name="Normal">RSA 2048-bit Signing: 0.0009 seconds</text:p>
      <text:p text:style-name="Normal">RSA 3072-bit Signing: 0.0023 seconds</text:p>
      <text:p text:style-name="Normal">RSA 7680-bit Signing: 0.0338 seconds</text:p>
      <text:p text:style-name="Normal">RSA 15360-bit Signing: 0.1852 seconds</text:p>
      <text:p text:style-name="Normal"/>
      <text:p text:style-name="Normal">RSA 1024-bit signing in 0.0021 seconds</text:p>
      <text:p text:style-name="Normal">RSA 2048-bit signing in 0.0029 seconds</text:p>
      <text:p text:style-name="Normal">RSA 3072-bit signing in 0.0053 seconds</text:p>
      <text:p text:style-name="Normal">RSA 7680-bit signing in 0.0835 seconds</text:p>
      <text:p text:style-name="Normal">RSA 15360-bit signing in 0.4665 seconds</text:p>
      <text:p text:style-name="Normal"/>
      <text:p text:style-name="Normal">Summary of RSA Signing:</text:p>
      <text:p text:style-name="Normal">RSA 1024-bit Signing: 0.0021 seconds</text:p>
      <text:p text:style-name="Normal">RSA 2048-bit Signing: 0.0029 seconds</text:p>
      <text:p text:style-name="Normal"/>
      <text:p text:style-name="Normal">RSA 1024-bit signing in 0.0020 seconds</text:p>
      <text:p text:style-name="Normal">RSA 2048-bit signing in 0.0024 seconds</text:p>
      <text:p text:style-name="Normal">RSA 3072-bit signing in 0.0056 seconds</text:p>
      <text:p text:style-name="Normal">RSA 7680-bit signing in 0.0882 seconds</text:p>
      <text:p text:style-name="Normal">RSA 15360-bit signing in 0.4490 seconds</text:p>
      <text:p text:style-name="Normal"/>
      <text:p text:style-name="Normal">Summary of RSA Signing:</text:p>
      <text:p text:style-name="Normal">RSA 1024-bit Signing: 0.0020 seconds</text:p>
      <text:p text:style-name="Normal">RSA 2048-bit Signing: 0.0024 seconds</text:p>
      <text:p text:style-name="Normal">RSA 3072-bit Signing: 0.0056 seconds</text:p>
      <text:p text:style-name="Normal">RSA 7680-bit Signing: 0.0882 seconds</text:p>
      <text:p text:style-name="Normal">RSA 15360-bit Signing: 0.4490 seconds</text:p>
      <text:p text:style-name="Normal"/>
      <text:p text:style-name="Normal"/>
      <text:p text:style-name="Normal">RSA 1024-bit verification in 0.0002 seconds</text:p>
      <text:p text:style-name="Normal">RSA 2048-bit verification in 0.0001 seconds</text:p>
      <text:p text:style-name="Normal">RSA 3072-bit verification in 0.0002 seconds</text:p>
      <text:p text:style-name="Normal">RSA 7680-bit verification in 0.0008 seconds</text:p>
      <text:p text:style-name="Normal">RSA 15360-bit verification in 0.0028 seconds</text:p>
      <text:p text:style-name="Normal"/>
      <text:p text:style-name="Normal">Summary of RSA Verification:</text:p>
      <text:p text:style-name="Normal">RSA 1024-bit Verification: 0.0002 seconds</text:p>
      <text:p text:style-name="Normal">RSA 2048-bit Verification: 0.0001 seconds</text:p>
      <text:soft-page-break/>
      <text:p text:style-name="Normal">RSA 3072-bit Verification: 0.0002 seconds</text:p>
      <text:p text:style-name="Normal">RSA 7680-bit Verification: 0.0008 seconds</text:p>
      <text:p text:style-name="Normal">RSA 15360-bit Verification: 0.0028 seconds</text:p>
      <text:p text:style-name="Normal"/>
      <text:p text:style-name="Normal">RSA 1024-bit verification in 0.0001 seconds</text:p>
      <text:p text:style-name="Normal">RSA 2048-bit verification in 0.0002 seconds</text:p>
      <text:p text:style-name="Normal">RSA 3072-bit verification in 0.0002 seconds</text:p>
      <text:p text:style-name="Normal">RSA 7680-bit verification in 0.0010 seconds</text:p>
      <text:p text:style-name="Normal">RSA 15360-bit verification in 0.0022 seconds</text:p>
      <text:p text:style-name="Normal"/>
      <text:p text:style-name="Normal">Summary of RSA Verification:</text:p>
      <text:p text:style-name="Normal">RSA 1024-bit Verification: 0.0001 seconds</text:p>
      <text:p text:style-name="Normal">RSA 2048-bit Verification: 0.0002 seconds</text:p>
      <text:p text:style-name="Normal">RSA 3072-bit Verification: 0.0002 seconds</text:p>
      <text:p text:style-name="Normal">RSA 7680-bit Verification: 0.0010 seconds</text:p>
      <text:p text:style-name="Normal">RSA 15360-bit Verification: 0.0022 seconds</text:p>
      <text:p text:style-name="Normal"/>
      <text:p text:style-name="Normal">RSA 1024-bit verification in 0.0002 seconds</text:p>
      <text:p text:style-name="Normal">RSA 2048-bit verification in 0.0002 seconds</text:p>
      <text:p text:style-name="Normal">RSA 3072-bit verification in 0.0002 seconds</text:p>
      <text:p text:style-name="Normal">RSA 7680-bit verification in 0.0007 seconds</text:p>
      <text:p text:style-name="Normal">RSA 15360-bit verification in 0.0028 seconds</text:p>
      <text:p text:style-name="Normal"/>
      <text:p text:style-name="Normal">Summary of RSA Verification:</text:p>
      <text:p text:style-name="Normal">RSA 1024-bit Verification: 0.0002 seconds</text:p>
      <text:p text:style-name="Normal">RSA 2048-bit Verification: 0.0002 seconds</text:p>
      <text:p text:style-name="Normal">RSA 3072-bit Verification: 0.0002 seconds</text:p>
      <text:p text:style-name="Normal">RSA 7680-bit Verification: 0.0007 seconds</text:p>
      <text:soft-page-break/>
      <text:p text:style-name="Normal">RSA 15360-bit Verification: 0.0028 seconds</text:p>
      <text:p text:style-name="Normal"/>
      <text:p text:style-name="Normal">RSA 1024-bit verification in 0.0001 seconds</text:p>
      <text:p text:style-name="Normal">RSA 2048-bit verification in 0.0002 seconds</text:p>
      <text:p text:style-name="Normal">RSA 3072-bit verification in 0.0002 seconds</text:p>
      <text:p text:style-name="Normal">RSA 7680-bit verification in 0.0007 seconds</text:p>
      <text:p text:style-name="Normal">RSA 15360-bit verification in 0.0022 seconds</text:p>
      <text:p text:style-name="Normal"/>
      <text:p text:style-name="Normal">Summary of RSA Verification:</text:p>
      <text:p text:style-name="Normal">RSA 1024-bit Verification: 0.0001 seconds</text:p>
      <text:p text:style-name="Normal">RSA 2048-bit Verification: 0.0002 seconds</text:p>
      <text:p text:style-name="Normal">RSA 3072-bit Verification: 0.0002 seconds</text:p>
      <text:p text:style-name="Normal">RSA 7680-bit Verification: 0.0007 seconds</text:p>
      <text:p text:style-name="Normal">RSA 15360-bit Verification: 0.0022 seconds</text:p>
      <text:p text:style-name="Normal"/>
      <text:p text:style-name="Normal">RSA 1024-bit verification in 0.0001 seconds</text:p>
      <text:p text:style-name="Normal">RSA 2048-bit verification in 0.0003 seconds</text:p>
      <text:p text:style-name="Normal">RSA 3072-bit verification in 0.0003 seconds</text:p>
      <text:p text:style-name="Normal">RSA 7680-bit verification in 0.0009 seconds</text:p>
      <text:p text:style-name="Normal">RSA 15360-bit verification in 0.0023 seconds</text:p>
      <text:p text:style-name="Normal"/>
      <text:p text:style-name="Normal">Summary of RSA Verification:</text:p>
      <text:p text:style-name="Normal">RSA 1024-bit Verification: 0.0001 seconds</text:p>
      <text:p text:style-name="Normal">RSA 2048-bit Verification: 0.0003 seconds</text:p>
      <text:p text:style-name="Normal">RSA 3072-bit Verification: 0.0003 seconds</text:p>
      <text:p text:style-name="Normal">RSA 7680-bit Verification: 0.0009 seconds</text:p>
      <text:p text:style-name="Normal">RSA 15360-bit Verification: 0.0023 seconds</text:p>
      <text:p text:style-name="Normal"/>
      <text:soft-page-break/>
      <text:p text:style-name="Normal">RSA 1024-bit verification in 0.0001 seconds</text:p>
      <text:p text:style-name="Normal">RSA 2048-bit verification in 0.0002 seconds</text:p>
      <text:p text:style-name="Normal">RSA 3072-bit verification in 0.0003 seconds</text:p>
      <text:p text:style-name="Normal">RSA 7680-bit verification in 0.0007 seconds</text:p>
      <text:p text:style-name="Normal">RSA 15360-bit verification in 0.0027 seconds</text:p>
      <text:p text:style-name="Normal"/>
      <text:p text:style-name="Normal">Summary of RSA Verification:</text:p>
      <text:p text:style-name="Normal">RSA 1024-bit Verification: 0.0001 seconds</text:p>
      <text:p text:style-name="Normal">RSA 2048-bit Verification: 0.0002 seconds</text:p>
      <text:p text:style-name="Normal">RSA 3072-bit Verification: 0.0003 seconds</text:p>
      <text:p text:style-name="Normal">RSA 7680-bit Verification: 0.0007 seconds</text:p>
      <text:p text:style-name="Normal">RSA 15360-bit Verification: 0.0027 seconds</text:p>
      <text:p text:style-name="Normal"/>
      <text:p text:style-name="Normal">RSA 1024-bit verification in 0.0001 seconds</text:p>
      <text:p text:style-name="Normal">RSA 2048-bit verification in 0.0001 seconds</text:p>
      <text:p text:style-name="Normal">RSA 3072-bit verification in 0.0002 seconds</text:p>
      <text:p text:style-name="Normal">RSA 7680-bit verification in 0.0007 seconds</text:p>
      <text:p text:style-name="Normal">RSA 15360-bit verification in 0.0023 seconds</text:p>
      <text:p text:style-name="Normal"/>
      <text:p text:style-name="Normal">Summary of RSA Verification:</text:p>
      <text:p text:style-name="Normal">RSA 1024-bit Verification: 0.0001 seconds</text:p>
      <text:p text:style-name="Normal">RSA 2048-bit Verification: 0.0001 seconds</text:p>
      <text:p text:style-name="Normal">RSA 3072-bit Verification: 0.0002 seconds</text:p>
      <text:p text:style-name="Normal">RSA 7680-bit Verification: 0.0007 seconds</text:p>
      <text:p text:style-name="Normal">RSA 15360-bit Verification: 0.0023 seconds</text:p>
      <text:p text:style-name="Normal"/>
      <text:p text:style-name="Normal">RSA 1024-bit verification in 0.0002 seconds</text:p>
      <text:p text:style-name="Normal">RSA 2048-bit verification in 0.0002 seconds</text:p>
      <text:soft-page-break/>
      <text:p text:style-name="Normal">RSA 3072-bit verification in 0.0003 seconds</text:p>
      <text:p text:style-name="Normal">RSA 7680-bit verification in 0.0007 seconds</text:p>
      <text:p text:style-name="Normal">RSA 15360-bit verification in 0.0023 seconds</text:p>
      <text:p text:style-name="Normal"/>
      <text:p text:style-name="Normal">Summary of RSA Verification:</text:p>
      <text:p text:style-name="Normal">RSA 1024-bit Verification: 0.0002 seconds</text:p>
      <text:p text:style-name="Normal">RSA 2048-bit Verification: 0.0002 seconds</text:p>
      <text:p text:style-name="Normal">RSA 3072-bit Verification: 0.0003 seconds</text:p>
      <text:p text:style-name="Normal">RSA 7680-bit Verification: 0.0007 seconds</text:p>
      <text:p text:style-name="Normal">RSA 15360-bit Verification: 0.0023 seconds</text:p>
      <text:p text:style-name="Normal"/>
      <text:p text:style-name="Normal">RSA 1024-bit verification in 0.0003 seconds</text:p>
      <text:p text:style-name="Normal">RSA 2048-bit verification in 0.0002 seconds</text:p>
      <text:p text:style-name="Normal">RSA 3072-bit verification in 0.0007 seconds</text:p>
      <text:p text:style-name="Normal">RSA 7680-bit verification in 0.0007 seconds</text:p>
      <text:p text:style-name="Normal">RSA 15360-bit verification in 0.0023 seconds</text:p>
      <text:p text:style-name="Normal"/>
      <text:p text:style-name="Normal">Summary of RSA Verification:</text:p>
      <text:p text:style-name="Normal">RSA 1024-bit Verification: 0.0003 seconds</text:p>
      <text:p text:style-name="Normal">RSA 2048-bit Verification: 0.0002 seconds</text:p>
      <text:p text:style-name="Normal">RSA 3072-bit Verification: 0.0007 seconds</text:p>
      <text:p text:style-name="Normal">RSA 7680-bit Verification: 0.0007 seconds</text:p>
      <text:p text:style-name="Normal">RSA 15360-bit Verification: 0.0023 second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vis Omorusi</meta:initial-creator>
    <dc:creator>Elvis Omorusi</dc:creator>
    <meta:creation-date>2024-12-02T17:30:00Z</meta:creation-date>
    <dc:date>2024-12-06T12:53:00Z</dc:date>
    <meta:template xlink:href="Normal" xlink:type="simple"/>
    <meta:editing-cycles>5</meta:editing-cycles>
    <meta:editing-duration>PT97140S</meta:editing-duration>
    <meta:user-defined meta:name="GrammarlyDocumentId">a683dda4-a922-4143-8032-ac44068e2c2d</meta:user-defined>
    <meta:document-statistic meta:page-count="24" meta:paragraph-count="594" meta:word-count="2993" meta:character-count="20426" meta:row-count="667" meta:non-whitespace-character-count="17976"/>
  </office:meta>
</office:document-meta>
</file>